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6.16mm" svg:height="178.5mm" svg:x="63.5mm" svg:y="7.17mm">
            <loext:p draw:notify-on-update-of-ranges="Sheet1.A2:Sheet1.D1600 Sheet1.E1:Sheet1.E1 Sheet1.E2:Sheet1.E16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heat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Reached</text:p>
          </table:table-cell>
        </table:table-row>
        <table:table-row table:style-name="ro1">
          <table:table-cell/>
          <table:table-cell table:formula="of:=[.D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2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2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52]" office:value-type="float" office:value="50" calcext:value-type="float">
            <text:p>50</text:p>
          </table:table-cell>
          <table:table-cell table:formula="of:=[.D52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2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72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82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92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[.D102]" office:value-type="float" office:value="100" calcext:value-type="float">
            <text:p>100</text:p>
          </table:table-cell>
          <table:table-cell table:formula="of:=[.D10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12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22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Default"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style-name="Default"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32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42]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style-name="Default"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152]" office:value-type="float" office:value="150" calcext:value-type="float">
            <text:p>150</text:p>
          </table:table-cell>
          <table:table-cell table:formula="of:=[.D152]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style-name="Default"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62]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style-name="Default"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72]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style-name="Default" office:value-type="float" office:value="114" calcext:value-type="float">
            <text:p>1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style-name="Default" office:value-type="float" office:value="114" calcext:value-type="float">
            <text:p>1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style-name="Default" office:value-type="float" office:value="116" calcext:value-type="float">
            <text:p>1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82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style-name="Default"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style-name="Default"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style-name="Default"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style-name="Default"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92]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style-name="Default"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style-name="Default"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style-name="Default" office:value-type="float" office:value="131" calcext:value-type="float">
            <text:p>1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style-name="Default" office:value-type="float" office:value="133" calcext:value-type="float">
            <text:p>1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style-name="Default" office:value-type="float" office:value="133" calcext:value-type="float">
            <text:p>1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202]" office:value-type="float" office:value="200" calcext:value-type="float">
            <text:p>200</text:p>
          </table:table-cell>
          <table:table-cell table:formula="of:=[.D202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style-name="Default" office:value-type="float" office:value="139" calcext:value-type="float">
            <text:p>1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style-name="Default" office:value-type="float" office:value="139" calcext:value-type="float">
            <text:p>1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style-name="Default"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12]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style-name="Default"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22]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32]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style-name="Default" office:value-type="float" office:value="165" calcext:value-type="float">
            <text:p>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42]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style-name="Default" office:value-type="float" office:value="168" calcext:value-type="float">
            <text:p>1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style-name="Default"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style-name="Default"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252]" office:value-type="float" office:value="250" calcext:value-type="float">
            <text:p>250</text:p>
          </table:table-cell>
          <table:table-cell table:formula="of:=[.D252]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style-name="Default" office:value-type="float" office:value="174" calcext:value-type="float">
            <text:p>1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style-name="Default"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62]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style-name="Default" office:value-type="float" office:value="181" calcext:value-type="float">
            <text:p>1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72]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style-name="Default"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style-name="Default"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28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92]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302]" office:value-type="float" office:value="300" calcext:value-type="float">
            <text:p>300</text:p>
          </table:table-cell>
          <table:table-cell table:formula="of:=[.D302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12]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22]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style-name="Default" office:value-type="float" office:value="206" calcext:value-type="float">
            <text:p>2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32]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42]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352]" office:value-type="float" office:value="350" calcext:value-type="float">
            <text:p>350</text:p>
          </table:table-cell>
          <table:table-cell table:formula="of:=[.D352]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6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72]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382]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table:style-name="Default" office:value-type="float" office:value="227" calcext:value-type="float">
            <text:p>22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92]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402]" office:value-type="float" office:value="400" calcext:value-type="float">
            <text:p>400</text:p>
          </table:table-cell>
          <table:table-cell table:formula="of:=[.D402]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12]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table:style-name="Default" office:value-type="float" office:value="211" calcext:value-type="float">
            <text:p>21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table:style-name="Default" office:value-type="float" office:value="207" calcext:value-type="float">
            <text:p>20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22]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table:style-name="Default" office:value-type="float" office:value="203" calcext:value-type="float">
            <text:p>2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table:style-name="Default" office:value-type="float" office:value="203" calcext:value-type="float">
            <text:p>2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32]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table:style-name="Default" office:value-type="float" office:value="198" calcext:value-type="float">
            <text:p>1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table:style-name="Default" office:value-type="float" office:value="198" calcext:value-type="float">
            <text:p>1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table:style-name="Default" office:value-type="float" office:value="197" calcext:value-type="float">
            <text:p>1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style-name="Default" office:value-type="float" office:value="197" calcext:value-type="float">
            <text:p>1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42]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452]" office:value-type="float" office:value="450" calcext:value-type="float">
            <text:p>450</text:p>
          </table:table-cell>
          <table:table-cell table:formula="of:=[.D452]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table:style-name="Default" office:value-type="float" office:value="171" calcext:value-type="float">
            <text:p>1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table:style-name="Default" office:value-type="float" office:value="171" calcext:value-type="float">
            <text:p>1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62]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72]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82]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92]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502]" office:value-type="float" office:value="500" calcext:value-type="float">
            <text:p>500</text:p>
          </table:table-cell>
          <table:table-cell table:formula="of:=[.D502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12]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5" calcext:value-type="float">
            <text:p>515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9" calcext:value-type="float">
            <text:p>519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22]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1" calcext:value-type="float">
            <text:p>521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2" calcext:value-type="float">
            <text:p>522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3" calcext:value-type="float">
            <text:p>52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4" calcext:value-type="float">
            <text:p>524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6" calcext:value-type="float">
            <text:p>52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7" calcext:value-type="float">
            <text:p>527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9" calcext:value-type="float">
            <text:p>529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32]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1" calcext:value-type="float">
            <text:p>53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2" calcext:value-type="float">
            <text:p>53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3" calcext:value-type="float">
            <text:p>53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4" calcext:value-type="float">
            <text:p>534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5" calcext:value-type="float">
            <text:p>535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6" calcext:value-type="float">
            <text:p>53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7" calcext:value-type="float">
            <text:p>537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8" calcext:value-type="float">
            <text:p>538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42]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4" calcext:value-type="float">
            <text:p>544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5" calcext:value-type="float">
            <text:p>545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6" calcext:value-type="float">
            <text:p>546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7" calcext:value-type="float">
            <text:p>547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8" calcext:value-type="float">
            <text:p>548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9" calcext:value-type="float">
            <text:p>549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552]" office:value-type="float" office:value="550" calcext:value-type="float">
            <text:p>550</text:p>
          </table:table-cell>
          <table:table-cell table:formula="of:=[.D552]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2" calcext:value-type="float">
            <text:p>552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3" calcext:value-type="float">
            <text:p>553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4" calcext:value-type="float">
            <text:p>554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5" calcext:value-type="float">
            <text:p>555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6" calcext:value-type="float">
            <text:p>55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7" calcext:value-type="float">
            <text:p>557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8" calcext:value-type="float">
            <text:p>558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9" calcext:value-type="float">
            <text:p>559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62]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2" calcext:value-type="float">
            <text:p>562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3" calcext:value-type="float">
            <text:p>56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4" calcext:value-type="float">
            <text:p>564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5" calcext:value-type="float">
            <text:p>565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6" calcext:value-type="float">
            <text:p>566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7" calcext:value-type="float">
            <text:p>567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8" calcext:value-type="float">
            <text:p>568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9" calcext:value-type="float">
            <text:p>569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72]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1" calcext:value-type="float">
            <text:p>571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2" calcext:value-type="float">
            <text:p>572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3" calcext:value-type="float">
            <text:p>573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4" calcext:value-type="float">
            <text:p>574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5" calcext:value-type="float">
            <text:p>575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7" calcext:value-type="float">
            <text:p>577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8" calcext:value-type="float">
            <text:p>578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9" calcext:value-type="float">
            <text:p>579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82]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1" calcext:value-type="float">
            <text:p>581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2" calcext:value-type="float">
            <text:p>582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3" calcext:value-type="float">
            <text:p>583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4" calcext:value-type="float">
            <text:p>584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5" calcext:value-type="float">
            <text:p>585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6" calcext:value-type="float">
            <text:p>586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7" calcext:value-type="float">
            <text:p>587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8" calcext:value-type="float">
            <text:p>588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9" calcext:value-type="float">
            <text:p>589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92]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1" calcext:value-type="float">
            <text:p>591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2" calcext:value-type="float">
            <text:p>592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3" calcext:value-type="float">
            <text:p>593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5" calcext:value-type="float">
            <text:p>595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6" calcext:value-type="float">
            <text:p>596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7" calcext:value-type="float">
            <text:p>597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8" calcext:value-type="float">
            <text:p>598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9" calcext:value-type="float">
            <text:p>599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602]" office:value-type="float" office:value="600" calcext:value-type="float">
            <text:p>600</text:p>
          </table:table-cell>
          <table:table-cell table:formula="of:=[.D602]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1" calcext:value-type="float">
            <text:p>601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2" calcext:value-type="float">
            <text:p>602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3" calcext:value-type="float">
            <text:p>603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4" calcext:value-type="float">
            <text:p>604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5" calcext:value-type="float">
            <text:p>605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6" calcext:value-type="float">
            <text:p>606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7" calcext:value-type="float">
            <text:p>60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8" calcext:value-type="float">
            <text:p>60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9" calcext:value-type="float">
            <text:p>609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1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1" calcext:value-type="float">
            <text:p>611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3" calcext:value-type="float">
            <text:p>613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4" calcext:value-type="float">
            <text:p>614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5" calcext:value-type="float">
            <text:p>615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6" calcext:value-type="float">
            <text:p>616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7" calcext:value-type="float">
            <text:p>617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9" calcext:value-type="float">
            <text:p>619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22]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1" calcext:value-type="float">
            <text:p>621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2" calcext:value-type="float">
            <text:p>622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3" calcext:value-type="float">
            <text:p>623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4" calcext:value-type="float">
            <text:p>624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5" calcext:value-type="float">
            <text:p>625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6" calcext:value-type="float">
            <text:p>626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7" calcext:value-type="float">
            <text:p>627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8" calcext:value-type="float">
            <text:p>628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9" calcext:value-type="float">
            <text:p>629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32]" office:value-type="float" office:value="630" calcext:value-type="float">
            <text:p>630</text:p>
          </table:table-cell>
          <table:table-cell office:value-type="float" office:value="630" calcext:value-type="float">
            <text:p>630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1" calcext:value-type="float">
            <text:p>631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2" calcext:value-type="float">
            <text:p>63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3" calcext:value-type="float">
            <text:p>633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4" calcext:value-type="float">
            <text:p>634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5" calcext:value-type="float">
            <text:p>635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6" calcext:value-type="float">
            <text:p>636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7" calcext:value-type="float">
            <text:p>637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8" calcext:value-type="float">
            <text:p>638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9" calcext:value-type="float">
            <text:p>639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42]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1" calcext:value-type="float">
            <text:p>641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2" calcext:value-type="float">
            <text:p>642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3" calcext:value-type="float">
            <text:p>643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4" calcext:value-type="float">
            <text:p>644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5" calcext:value-type="float">
            <text:p>645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6" calcext:value-type="float">
            <text:p>646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7" calcext:value-type="float">
            <text:p>647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8" calcext:value-type="float">
            <text:p>648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9" calcext:value-type="float">
            <text:p>649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652]" office:value-type="float" office:value="650" calcext:value-type="float">
            <text:p>650</text:p>
          </table:table-cell>
          <table:table-cell table:formula="of:=[.D652]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1" calcext:value-type="float">
            <text:p>651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3" calcext:value-type="float">
            <text:p>653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4" calcext:value-type="float">
            <text:p>654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5" calcext:value-type="float">
            <text:p>655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6" calcext:value-type="float">
            <text:p>65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7" calcext:value-type="float">
            <text:p>657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8" calcext:value-type="float">
            <text:p>658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9" calcext:value-type="float">
            <text:p>659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62]" office:value-type="float" office:value="660" calcext:value-type="float">
            <text:p>660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1" calcext:value-type="float">
            <text:p>661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3" calcext:value-type="float">
            <text:p>663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4" calcext:value-type="float">
            <text:p>664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5" calcext:value-type="float">
            <text:p>665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6" calcext:value-type="float">
            <text:p>666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7" calcext:value-type="float">
            <text:p>667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8" calcext:value-type="float">
            <text:p>668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9" calcext:value-type="float">
            <text:p>669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72]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1" calcext:value-type="float">
            <text:p>671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2" calcext:value-type="float">
            <text:p>672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3" calcext:value-type="float">
            <text:p>673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4" calcext:value-type="float">
            <text:p>674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5" calcext:value-type="float">
            <text:p>675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6" calcext:value-type="float">
            <text:p>676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7" calcext:value-type="float">
            <text:p>677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8" calcext:value-type="float">
            <text:p>678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9" calcext:value-type="float">
            <text:p>679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82]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1" calcext:value-type="float">
            <text:p>681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2" calcext:value-type="float">
            <text:p>682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3" calcext:value-type="float">
            <text:p>683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4" calcext:value-type="float">
            <text:p>684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5" calcext:value-type="float">
            <text:p>685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6" calcext:value-type="float">
            <text:p>686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7" calcext:value-type="float">
            <text:p>687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8" calcext:value-type="float">
            <text:p>688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92]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1" calcext:value-type="float">
            <text:p>691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2" calcext:value-type="float">
            <text:p>692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3" calcext:value-type="float">
            <text:p>693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4" calcext:value-type="float">
            <text:p>694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5" calcext:value-type="float">
            <text:p>695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6" calcext:value-type="float">
            <text:p>696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7" calcext:value-type="float">
            <text:p>697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8" calcext:value-type="float">
            <text:p>698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9" calcext:value-type="float">
            <text:p>699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702]" office:value-type="float" office:value="700" calcext:value-type="float">
            <text:p>700</text:p>
          </table:table-cell>
          <table:table-cell table:formula="of:=[.D702]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1" calcext:value-type="float">
            <text:p>701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2" calcext:value-type="float">
            <text:p>702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3" calcext:value-type="float">
            <text:p>703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4" calcext:value-type="float">
            <text:p>704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5" calcext:value-type="float">
            <text:p>705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6" calcext:value-type="float">
            <text:p>706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7" calcext:value-type="float">
            <text:p>707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8" calcext:value-type="float">
            <text:p>708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9" calcext:value-type="float">
            <text:p>709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12]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1" calcext:value-type="float">
            <text:p>711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2" calcext:value-type="float">
            <text:p>712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3" calcext:value-type="float">
            <text:p>713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4" calcext:value-type="float">
            <text:p>714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5" calcext:value-type="float">
            <text:p>715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6" calcext:value-type="float">
            <text:p>716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7" calcext:value-type="float">
            <text:p>717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8" calcext:value-type="float">
            <text:p>718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22]" office:value-type="float" office:value="720" calcext:value-type="float">
            <text:p>720</text:p>
          </table:table-cell>
          <table:table-cell office:value-type="float" office:value="720" calcext:value-type="float">
            <text:p>72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1" calcext:value-type="float">
            <text:p>721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2" calcext:value-type="float">
            <text:p>722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3" calcext:value-type="float">
            <text:p>723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4" calcext:value-type="float">
            <text:p>724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5" calcext:value-type="float">
            <text:p>725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6" calcext:value-type="float">
            <text:p>726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7" calcext:value-type="float">
            <text:p>727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8" calcext:value-type="float">
            <text:p>728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9" calcext:value-type="float">
            <text:p>729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32]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1" calcext:value-type="float">
            <text:p>731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2" calcext:value-type="float">
            <text:p>73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3" calcext:value-type="float">
            <text:p>733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4" calcext:value-type="float">
            <text:p>734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5" calcext:value-type="float">
            <text:p>735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6" calcext:value-type="float">
            <text:p>736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7" calcext:value-type="float">
            <text:p>737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8" calcext:value-type="float">
            <text:p>738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9" calcext:value-type="float">
            <text:p>739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42]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1" calcext:value-type="float">
            <text:p>74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2" calcext:value-type="float">
            <text:p>742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3" calcext:value-type="float">
            <text:p>743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4" calcext:value-type="float">
            <text:p>744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5" calcext:value-type="float">
            <text:p>745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6" calcext:value-type="float">
            <text:p>746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7" calcext:value-type="float">
            <text:p>747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8" calcext:value-type="float">
            <text:p>748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9" calcext:value-type="float">
            <text:p>749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752]" office:value-type="float" office:value="750" calcext:value-type="float">
            <text:p>750</text:p>
          </table:table-cell>
          <table:table-cell table:formula="of:=[.D752]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1" calcext:value-type="float">
            <text:p>75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2" calcext:value-type="float">
            <text:p>752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3" calcext:value-type="float">
            <text:p>753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4" calcext:value-type="float">
            <text:p>7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5" calcext:value-type="float">
            <text:p>7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6" calcext:value-type="float">
            <text:p>7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7" calcext:value-type="float">
            <text:p>757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8" calcext:value-type="float">
            <text:p>758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9" calcext:value-type="float">
            <text:p>759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62]" office:value-type="float" office:value="760" calcext:value-type="float">
            <text:p>760</text:p>
          </table:table-cell>
          <table:table-cell office:value-type="float" office:value="760" calcext:value-type="float">
            <text:p>760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1" calcext:value-type="float">
            <text:p>76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2" calcext:value-type="float">
            <text:p>762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3" calcext:value-type="float">
            <text:p>76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4" calcext:value-type="float">
            <text:p>76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5" calcext:value-type="float">
            <text:p>76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6" calcext:value-type="float">
            <text:p>766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7" calcext:value-type="float">
            <text:p>767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8" calcext:value-type="float">
            <text:p>768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9" calcext:value-type="float">
            <text:p>769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72]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1" calcext:value-type="float">
            <text:p>771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2" calcext:value-type="float">
            <text:p>772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3" calcext:value-type="float">
            <text:p>77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4" calcext:value-type="float">
            <text:p>77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5" calcext:value-type="float">
            <text:p>775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6" calcext:value-type="float">
            <text:p>776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7" calcext:value-type="float">
            <text:p>777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8" calcext:value-type="float">
            <text:p>778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9" calcext:value-type="float">
            <text:p>779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82]" office:value-type="float" office:value="780" calcext:value-type="float">
            <text:p>780</text:p>
          </table:table-cell>
          <table:table-cell office:value-type="float" office:value="780" calcext:value-type="float">
            <text:p>78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1" calcext:value-type="float">
            <text:p>78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2" calcext:value-type="float">
            <text:p>78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3" calcext:value-type="float">
            <text:p>783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4" calcext:value-type="float">
            <text:p>784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5" calcext:value-type="float">
            <text:p>785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6" calcext:value-type="float">
            <text:p>78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7" calcext:value-type="float">
            <text:p>78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8" calcext:value-type="float">
            <text:p>788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9" calcext:value-type="float">
            <text:p>78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92]"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1" calcext:value-type="float">
            <text:p>79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3" calcext:value-type="float">
            <text:p>793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4" calcext:value-type="float">
            <text:p>794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5" calcext:value-type="float">
            <text:p>795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6" calcext:value-type="float">
            <text:p>796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7" calcext:value-type="float">
            <text:p>797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8" calcext:value-type="float">
            <text:p>798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9" calcext:value-type="float">
            <text:p>79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802]" office:value-type="float" office:value="800" calcext:value-type="float">
            <text:p>800</text:p>
          </table:table-cell>
          <table:table-cell table:formula="of:=[.D802]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1" calcext:value-type="float">
            <text:p>801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2" calcext:value-type="float">
            <text:p>802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3" calcext:value-type="float">
            <text:p>803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4" calcext:value-type="float">
            <text:p>80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5" calcext:value-type="float">
            <text:p>805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6" calcext:value-type="float">
            <text:p>80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7" calcext:value-type="float">
            <text:p>807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8" calcext:value-type="float">
            <text:p>80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9" calcext:value-type="float">
            <text:p>80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12]" office:value-type="float" office:value="810" calcext:value-type="float">
            <text:p>810</text:p>
          </table:table-cell>
          <table:table-cell office:value-type="float" office:value="810" calcext:value-type="float">
            <text:p>81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2" calcext:value-type="float">
            <text:p>812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5" calcext:value-type="float">
            <text:p>81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6" calcext:value-type="float">
            <text:p>81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7" calcext:value-type="float">
            <text:p>817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8" calcext:value-type="float">
            <text:p>81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9" calcext:value-type="float">
            <text:p>81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22]" office:value-type="float" office:value="820" calcext:value-type="float">
            <text:p>820</text:p>
          </table:table-cell>
          <table:table-cell office:value-type="float" office:value="820" calcext:value-type="float">
            <text:p>82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1" calcext:value-type="float">
            <text:p>82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2" calcext:value-type="float">
            <text:p>822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3" calcext:value-type="float">
            <text:p>823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4" calcext:value-type="float">
            <text:p>824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5" calcext:value-type="float">
            <text:p>825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6" calcext:value-type="float">
            <text:p>82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7" calcext:value-type="float">
            <text:p>827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9" calcext:value-type="float">
            <text:p>829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32]" office:value-type="float" office:value="830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1" calcext:value-type="float">
            <text:p>83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2" calcext:value-type="float">
            <text:p>83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3" calcext:value-type="float">
            <text:p>833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4" calcext:value-type="float">
            <text:p>83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5" calcext:value-type="float">
            <text:p>83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6" calcext:value-type="float">
            <text:p>83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7" calcext:value-type="float">
            <text:p>83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8" calcext:value-type="float">
            <text:p>83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9" calcext:value-type="float">
            <text:p>83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42]" office:value-type="float" office:value="840" calcext:value-type="float">
            <text:p>840</text:p>
          </table:table-cell>
          <table:table-cell office:value-type="float" office:value="840" calcext:value-type="float">
            <text:p>84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1" calcext:value-type="float">
            <text:p>84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2" calcext:value-type="float">
            <text:p>84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3" calcext:value-type="float">
            <text:p>843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4" calcext:value-type="float">
            <text:p>84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5" calcext:value-type="float">
            <text:p>8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6" calcext:value-type="float">
            <text:p>84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7" calcext:value-type="float">
            <text:p>84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8" calcext:value-type="float">
            <text:p>84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9" calcext:value-type="float">
            <text:p>8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852]" office:value-type="float" office:value="850" calcext:value-type="float">
            <text:p>850</text:p>
          </table:table-cell>
          <table:table-cell table:formula="of:=[.D852]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1" calcext:value-type="float">
            <text:p>85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3" calcext:value-type="float">
            <text:p>85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4" calcext:value-type="float">
            <text:p>85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5" calcext:value-type="float">
            <text:p>85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6" calcext:value-type="float">
            <text:p>85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7" calcext:value-type="float">
            <text:p>85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8" calcext:value-type="float">
            <text:p>85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9" calcext:value-type="float">
            <text:p>85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62]" office:value-type="float" office:value="860" calcext:value-type="float">
            <text:p>860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1" calcext:value-type="float">
            <text:p>86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2" calcext:value-type="float">
            <text:p>86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4" calcext:value-type="float">
            <text:p>86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5" calcext:value-type="float">
            <text:p>865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6" calcext:value-type="float">
            <text:p>86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7" calcext:value-type="float">
            <text:p>86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8" calcext:value-type="float">
            <text:p>86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9" calcext:value-type="float">
            <text:p>869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72]" office:value-type="float" office:value="870" calcext:value-type="float">
            <text:p>870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1" calcext:value-type="float">
            <text:p>87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2" calcext:value-type="float">
            <text:p>87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3" calcext:value-type="float">
            <text:p>873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4" calcext:value-type="float">
            <text:p>87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5" calcext:value-type="float">
            <text:p>875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6" calcext:value-type="float">
            <text:p>876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7" calcext:value-type="float">
            <text:p>877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8" calcext:value-type="float">
            <text:p>87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9" calcext:value-type="float">
            <text:p>879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82]" office:value-type="float" office:value="880" calcext:value-type="float">
            <text:p>880</text:p>
          </table:table-cell>
          <table:table-cell office:value-type="float" office:value="880" calcext:value-type="float">
            <text:p>880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1" calcext:value-type="float">
            <text:p>881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2" calcext:value-type="float">
            <text:p>882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3" calcext:value-type="float">
            <text:p>88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4" calcext:value-type="float">
            <text:p>88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5" calcext:value-type="float">
            <text:p>885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6" calcext:value-type="float">
            <text:p>886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7" calcext:value-type="float">
            <text:p>887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8" calcext:value-type="float">
            <text:p>888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9" calcext:value-type="float">
            <text:p>889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92]" office:value-type="float" office:value="890" calcext:value-type="float">
            <text:p>890</text:p>
          </table:table-cell>
          <table:table-cell office:value-type="float" office:value="890" calcext:value-type="float">
            <text:p>890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1" calcext:value-type="float">
            <text:p>891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2" calcext:value-type="float">
            <text:p>892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3" calcext:value-type="float">
            <text:p>893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4" calcext:value-type="float">
            <text:p>89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5" calcext:value-type="float">
            <text:p>89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6" calcext:value-type="float">
            <text:p>896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7" calcext:value-type="float">
            <text:p>897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8" calcext:value-type="float">
            <text:p>898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9" calcext:value-type="float">
            <text:p>899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902]" office:value-type="float" office:value="900" calcext:value-type="float">
            <text:p>900</text:p>
          </table:table-cell>
          <table:table-cell table:formula="of:=[.D902]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1" calcext:value-type="float">
            <text:p>901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2" calcext:value-type="float">
            <text:p>902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3" calcext:value-type="float">
            <text:p>90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4" calcext:value-type="float">
            <text:p>90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5" calcext:value-type="float">
            <text:p>905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6" calcext:value-type="float">
            <text:p>906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7" calcext:value-type="float">
            <text:p>907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8" calcext:value-type="float">
            <text:p>908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9" calcext:value-type="float">
            <text:p>909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12]"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1" calcext:value-type="float">
            <text:p>91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2" calcext:value-type="float">
            <text:p>912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3" calcext:value-type="float">
            <text:p>913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4" calcext:value-type="float">
            <text:p>91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6" calcext:value-type="float">
            <text:p>91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7" calcext:value-type="float">
            <text:p>917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9" calcext:value-type="float">
            <text:p>919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22]" office:value-type="float" office:value="920" calcext:value-type="float">
            <text:p>920</text:p>
          </table:table-cell>
          <table:table-cell office:value-type="float" office:value="920" calcext:value-type="float">
            <text:p>920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1" calcext:value-type="float">
            <text:p>921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2" calcext:value-type="float">
            <text:p>92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3" calcext:value-type="float">
            <text:p>923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4" calcext:value-type="float">
            <text:p>924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5" calcext:value-type="float">
            <text:p>925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7" calcext:value-type="float">
            <text:p>927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8" calcext:value-type="float">
            <text:p>928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formula="of:=[.D930]+1" office:value-type="float" office:value="929" calcext:value-type="float">
            <text:p>929</text:p>
          </table:table-cell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32]" office:value-type="float" office:value="930" calcext:value-type="float">
            <text:p>930</text:p>
          </table:table-cell>
          <table:table-cell table:formula="of:=[.D931]+1" office:value-type="float" office:value="930" calcext:value-type="float">
            <text:p>930</text:p>
          </table:table-cell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formula="of:=[.D932]+1" office:value-type="float" office:value="931" calcext:value-type="float">
            <text:p>931</text:p>
          </table:table-cell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42]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 table:number-rows-repeated="10472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mydata" table:target-range-address="Sheet1.E2:Sheet1.I930" table:on-update-keep-styles="true" table:on-update-keep-size="fals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 style:data-style-name="N2" text:time-value="21:07:05.93072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7-08-11T01:00:42.684486596</meta:creation-date>
    <dc:date>2017-08-15T22:43:25.768650777</dc:date>
    <dc:creator>Stefan Krüger</dc:creator>
    <meta:editing-duration>PT5H12M39S</meta:editing-duration>
    <meta:editing-cycles>11</meta:editing-cycles>
    <meta:generator>LibreOffice/5.3.1.2$Linux_X86_64 LibreOffice_project/30m0$Build-2</meta:generator>
    <meta:document-statistic meta:table-count="1" meta:cell-count="75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617cm" svg:height="17.851cm" xlink:href=".." xlink:type="simple" chart:class="chart:line" chart:column-mapping="3" chart:style-name="ch1">
        <chart:legend svg:x="23.792cm" svg:y="11.483cm" style:legend-expansion="custom" chartooo:width="2.721cm" chartooo:height="0.351cm" style:legend-expansion-aspect-ratio="7.75213675213675" chart:style-name="ch2"/>
        <chart:plot-area chart:style-name="ch3" table:cell-range-address="Sheet1.A1:Sheet1.E1600" chart:data-source-has-labels="both" svg:x="1.072cm" svg:y="0.357cm" svg:width="51.473cm" svg:height="17.137cm">
          <chartooo:coordinate-region svg:x="1.879cm" svg:y="0.53cm" svg:width="50.666cm" svg:height="16.076cm"/>
          <chart:axis chart:dimension="x" chart:name="primary-x" chart:style-name="ch4" chartooo:axis-type="auto">
            <chartooo:date-scale/>
            <chart:categories table:cell-range-address="Sheet1.A2:Sheet1.D16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00" chart:label-cell-address="Sheet1.E1:Sheet1.E1" chart:class="chart:line">
            <chart:data-point chart:repeated="15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D1600</svg:desc>
                </draw:g>
              </table:table-cell>
              <table:table-cell office:value-type="float" office:value="23">
                <text:p>23</text:p>
                <draw:g>
                  <svg:desc>Sheet1.E2:Sheet1.E1600</svg:desc>
                </draw:g>
              </table:table-cell>
            </table:table-row>
            <table:table-row>
              <table:table-cell office:value-type="string">
                <text:p>0 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0 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10 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2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20 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 20 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 20 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 20 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 20 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 20 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 20 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 20 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 20 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 3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 30 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 30 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 30 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 30 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 30 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 30 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 30 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 30 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 30 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 40 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 40 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 40 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 40 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 40 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 40 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 40 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 40 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 40 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 40 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 50 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 50 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 50 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 50 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 50 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 50 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 50 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 50 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 50 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 50 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 60 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 60 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 60 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 60 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 60 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 60 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 60 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 60 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 60 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 60 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 70 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 70 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 70 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 70 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 70 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 70 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 70 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80 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80 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80 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80 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80 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90 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 100 1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 100 1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 110 1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 110 1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 110 1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 110 1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 110 1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 110 1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 110 1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 110 1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 110 1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 110 1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 120 1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 120 1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 120 1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 120 1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 120 1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 120 1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 120 1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 120 1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 120 1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 120 1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 130 1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 130 1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 130 1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 130 1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 130 1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 130 1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 130 1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 130 1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 130 1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 130 1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 140 1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 140 1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 140 1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 140 1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 140 1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 140 1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 140 1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 140 1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 140 1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 140 1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0 150 1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0 150 1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 150 1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 150 1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 150 1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0 150 1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 150 1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 150 1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 150 1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 150 1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 160 1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 160 1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 160 1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 160 1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 160 1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0 160 1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 160 1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 160 1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 160 1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 160 1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0 170 1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 170 1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 170 1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0 170 1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0 170 1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0 170 1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 170 1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 170 1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0 170 1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 170 1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 180 1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 180 1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 180 1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0 180 1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 180 1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 180 1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 180 1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 180 1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 180 1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 180 1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 190 1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0 190 1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 190 1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 190 1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 190 1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 190 1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0 190 1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0 190 1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0 190 1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0 190 1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0 200 2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 200 2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0 200 2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0 200 2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 200 2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 200 2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 200 2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0 200 2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0 200 2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0 200 2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0 210 2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0 210 2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0 210 2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0 210 2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0 210 2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 210 2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 210 2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 210 2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 210 2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 210 2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0 220 2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0 220 2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 220 2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 220 2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 220 2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0 220 2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0 220 2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0 220 2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0 220 2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0 220 2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 230 2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 230 2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0 230 2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 230 2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 230 2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 230 2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 230 2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 230 2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0 230 2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0 230 2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0 240 2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 240 2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 240 2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0 240 2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0 240 2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0 240 2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 240 2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 240 2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0 240 2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0 240 2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0 250 2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0 250 2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0 250 2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0 250 2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0 250 2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0 250 2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0 250 2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0 250 2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50 250 2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0 250 2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0 260 2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 260 2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 260 2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0 260 2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0 260 2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0 260 2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0 260 2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0 260 2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0 260 2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0 260 2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0 270 2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0 270 2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50 270 2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50 270 2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0 270 2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0 270 2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0 270 2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70 2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70 2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70 2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80 2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80 2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0 280 2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0 280 2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0 280 2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80 2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80 2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80 2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80 2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80 2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90 2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90 2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90 2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0 300 3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0 300 3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0 300 3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0 300 3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0 300 3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0 300 3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0 300 3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0 300 3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0 300 3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0 300 3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0 310 3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0 310 3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0 310 3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0 310 3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0 310 3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0 310 3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0 310 3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00 310 3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 310 3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 310 3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 320 3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 320 3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 320 3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0 320 3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0 320 3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0 320 3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00 320 3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00 320 3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0 320 3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0 320 3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0 330 3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0 330 3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0 330 3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0 330 3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30 3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30 3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0 330 3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0 330 3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0 330 3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00 330 3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00 340 3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00 340 3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0 340 3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0 340 3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00 340 3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00 340 3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0 340 3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0 340 3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0 340 3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0 340 3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0 350 3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0 350 3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0 350 3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0 350 3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0 350 3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0 350 3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0 350 3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50 3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50 3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0 350 3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 360 3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 360 3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 360 3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 360 3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50 360 3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0 360 3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0 360 3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0 360 3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0 360 3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60 3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70 3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70 3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70 3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70 3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70 3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70 3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80 3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80 3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80 3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80 3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80 3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0 390 3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90 3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90 3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0 390 3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0 390 3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0 390 3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0 390 3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0 390 3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0 390 3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0 390 3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00 400 4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0 400 4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0 400 4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00 400 4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0 400 4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0 400 4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0 400 4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0 400 4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0 400 4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0 400 4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0 410 4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0 410 4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0 410 4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00 410 4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0 410 4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0 410 4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0 410 4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0 410 4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0 410 4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10 4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20 4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20 4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20 4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20 4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0 420 4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0 420 4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20 4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20 4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20 4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20 4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30 4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0 430 4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0 430 4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0 430 4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30 4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 430 4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 430 4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0 430 4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0 430 4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0 430 4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0 440 4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0 440 4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0 440 4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0 440 4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0 440 4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 440 4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 440 4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 440 4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 440 4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 440 4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 450 4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 450 4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50 4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50 4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50 4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0 450 4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0 450 4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0 450 4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50 4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50 4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60 4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60 4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50 460 4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0 460 4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0 460 4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0 460 4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0 460 4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0 460 4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0 460 4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0 460 4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0 470 4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0 470 4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0 470 4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0 470 4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0 470 4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0 470 4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0 470 4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0 470 4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0 470 4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0 470 4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0 480 4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0 480 4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0 480 4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0 480 4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 480 4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 480 4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0 480 4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0 480 4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0 480 4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0 480 4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0 490 4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0 490 4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0 490 4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0 490 4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0 490 4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0 490 4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0 490 4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0 490 4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0 490 4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0 490 4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00 5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00 5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00 5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00 5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0 500 5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0 500 5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00 5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0 500 5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0 500 5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0 500 5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10 5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10 5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0 510 5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0 510 5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0 510 5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0 510 5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0 510 5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 510 5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 510 5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 510 5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0 520 5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0 520 5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 520 5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 520 5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0 520 5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0 520 5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00 520 5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20 5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20 5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20 5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0 530 5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0 530 5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30 5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30 5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30 5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0 530 5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0 530 5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 530 5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0 530 5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0 530 5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0 540 5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0 540 5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0 540 5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0 540 5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0 540 5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50 5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0 550 5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0 550 5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0 550 5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0 550 5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0 550 5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0 550 5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0 550 5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0 550 5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0 550 5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0 560 5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50 560 5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50 560 5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0 560 5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0 560 5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0 560 5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0 560 5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0 560 5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0 560 5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60 5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70 5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70 5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70 5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70 5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70 5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70 5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70 5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70 5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 570 5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0 570 5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0 580 5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0 580 5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0 580 5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0 580 5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0 580 5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80 5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80 5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80 5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80 5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0 580 5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90 5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90 5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90 5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 590 5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0 590 5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0 590 5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0 590 5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0 590 5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0 590 5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0 590 5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0 600 6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0 600 6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0 600 6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0 600 6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0 600 6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0 600 6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0 600 6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0 600 6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00 6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00 6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10 6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10 6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10 6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10 6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10 6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20 6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20 6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0 620 6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0 620 6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0 620 6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0 620 6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0 620 6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0 620 6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20 6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20 6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30 6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0 630 6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0 630 6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30 6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30 6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 630 6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0 630 6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0 630 6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 630 6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 630 6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 640 6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0 640 6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0 640 6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0 640 6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0 640 6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0 640 6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0 640 6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0 640 6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0 640 6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0 640 6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0 650 6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 650 6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 650 6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 650 6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 650 6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 660 6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 660 6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 660 6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 660 6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0 660 6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0 660 6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0 660 6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60 6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60 6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60 6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70 6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0 680 6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0 680 6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0 680 6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0 680 6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0 680 6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0 690 6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0 690 6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0 690 6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0 690 6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0 690 6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0 690 6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0 690 6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0 690 6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0 690 6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0 690 6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00 7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00 7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00 7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0 700 7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0 700 7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0 700 7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0 700 7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0 700 7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00 7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00 7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10 7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10 7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10 7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0 720 7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 720 7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20 7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20 7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20 7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30 7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30 7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0 730 7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30 7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40 7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40 7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40 7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0 740 7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0 740 7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50 7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50 7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50 7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50 7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50 7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50 7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50 7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50 7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50 7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50 7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60 7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60 7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60 7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60 7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60 7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70 7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70 7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70 7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 770 7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0 770 7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80 7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80 7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90 7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 790 7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0 790 7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00 8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00 8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00 8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00 8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00 8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00 8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00 8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00 8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00 8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00 8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10 8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10 8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10 8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10 8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10 8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20 8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0 820 8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30 8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30 8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30 8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30 8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30 8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30 8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30 8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30 8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30 8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30 8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40 8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40 8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 840 8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 840 8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50 8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50 8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50 8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50 8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50 8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60 8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60 8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60 8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60 8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60 8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0 870 8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 870 8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 870 8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 870 8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 870 8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 880 8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80 8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0 890 8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0 890 8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0 890 8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0 890 8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00 9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10 9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910 9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910 9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20 9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20 9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20 9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20 9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3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30 9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